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="Arrow" draw:marker-start-width="0.381cm" draw:marker-end="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objectwithoutfill">
      <style:graphic-properties svg:stroke-width="0.051cm" draw:marker-start-width="0.355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004cm"/>
    </style:style>
    <style:style style:name="P1" style:family="paragraph">
      <style:paragraph-properties fo:text-align="center"/>
    </style:style>
    <style:style style:name="T1" style:family="text">
      <style:text-properties style:text-position="-16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17.78cm" svg:y="3.175cm">
          <draw:glue-point draw:id="4" svg:x="5cm" svg:y="-1cm"/>
          <draw:glue-point draw:id="5" svg:x="5cm" svg:y="1cm"/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4cm" svg:height="2.54cm" svg:x="17.78cm" svg:y="6.35cm">
          <draw:glue-point draw:id="4" svg:x="5cm" svg:y="-2cm" draw:escape-direction="right"/>
          <text:p text:style-name="P1">pr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97cm" svg:y1="4.445cm" svg:x2="17.78cm" svg:y2="4.445cm">
          <text:p text:style-name="P1">Set X</text:p>
          <text:p text:style-name="P1"/>
          <text:p text:style-name="P1"/>
        </draw:line>
        <draw:line draw:style-name="gr3" draw:text-style-name="P1" draw:layer="layout" svg:x1="20.32cm" svg:y1="8.128cm" svg:x2="25.4cm" svg:y2="8.128cm">
          <text:p text:style-name="P1"/>
          <text:p text:style-name="P1"/>
          <text:p text:style-name="P1">Set Y</text:p>
        </draw:line>
        <draw:line draw:style-name="gr3" draw:text-style-name="P1" draw:layer="layout" svg:x1="13.97cm" svg:y1="7.62cm" svg:x2="17.78cm" svg:y2="7.62cm">
          <text:p text:style-name="P1"/>
          <text:p text:style-name="P1"/>
          <text:p text:style-name="P1">Set X</text:p>
        </draw:line>
        <draw:frame draw:style-name="gr4" draw:text-style-name="P1" draw:layer="layout" svg:width="4.699cm" svg:height="1.143cm" svg:x="20.193cm" svg:y="4.826cm">
          <draw:text-box>
            <text:p text:style-name="P1">Set Y ⇒ Set X</text:p>
          </draw:text-box>
        </draw:frame>
        <draw:connector draw:style-name="gr5" draw:text-style-name="P1" draw:layer="layout" draw:line-skew="4.554cm" svg:x1="20.32cm" svg:y1="4.191cm" svg:x2="20.32cm" svg:y2="7.62cm" draw:start-shape="id1" draw:start-glue-point="4" draw:end-shape="id2" draw:end-glue-point="1" svg:d="m20320 4191h5080v3429h-5080" svg:viewBox="0 0 5081 3430">
          <text:p/>
        </draw:connector>
        <draw:frame draw:style-name="gr6" draw:layer="layout" svg:width="4.064cm" svg:height="0.962cm" svg:x="20.32cm" svg:y="3.175cm">
          <draw:text-box>
            <text:p>Set Y</text:p>
          </draw:text-box>
        </draw:frame>
        <draw:custom-shape draw:style-name="gr1" draw:text-style-name="P1" draw:layer="layout" svg:width="2.54cm" svg:height="2.54cm" svg:x="5.08cm" svg:y="6.985cm">
          <text:p text:style-name="P1">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7cm" svg:y1="8.255cm" svg:x2="5.08cm" svg:y2="8.255cm">
          <text:p text:style-name="P1">Set X</text:p>
          <text:p text:style-name="P1"/>
          <text:p text:style-name="P1"/>
        </draw:line>
        <draw:line draw:style-name="gr2" draw:text-style-name="P1" draw:layer="layout" svg:x1="7.62cm" svg:y1="8.255cm" svg:x2="11.43cm" svg:y2="8.255cm">
          <text:p text:style-name="P1">X ⇀ Y</text:p>
          <text:p text:style-name="P1"/>
          <text:p text:style-name="P1"/>
        </draw:line>
        <draw:custom-shape draw:style-name="gr1" draw:text-style-name="P1" draw:layer="layout" svg:width="2.54cm" svg:height="2.54cm" svg:x="5.08cm" svg:y="2.54cm">
          <text:p text:style-name="P1">f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7cm" svg:y1="3.81cm" svg:x2="5.08cm" svg:y2="3.81cm">
          <text:p text:style-name="P1">X</text:p>
          <text:p text:style-name="P1"/>
          <text:p text:style-name="P1"/>
        </draw:line>
        <draw:line draw:style-name="gr2" draw:text-style-name="P1" draw:layer="layout" svg:x1="7.62cm" svg:y1="3.81cm" svg:x2="11.43cm" svg:y2="3.81cm">
          <text:p text:style-name="P1">Y<text:span text:style-name="T1">⊥</text:span></text:p>
          <text:p text:style-name="P1"/>
          <text:p text:style-name="P1"/>
        </draw:line>
        <draw:connector draw:style-name="gr5" draw:text-style-name="P1" draw:layer="layout" draw:line-skew="4.046cm" svg:x1="20.32cm" svg:y1="4.699cm" svg:x2="20.32cm" svg:y2="7.112cm" draw:start-shape="id1" draw:start-glue-point="5" draw:end-shape="id2" draw:end-glue-point="4" svg:d="m20320 4699h4572v2413h-4572" svg:viewBox="0 0 4573 2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3-12-14T13:14:30</meta:creation-date>
    <dc:date>2014-02-10T14:35:08.027422873</dc:date>
    <dc:creator>Neil Toronto</dc:creator>
    <meta:editing-duration>PT5H49M39S</meta:editing-duration>
    <meta:editing-cycles>6</meta:editing-cycles>
    <meta:generator>LibreOffice/4.1.3.2$Linux_X86_64 LibreOffice_project/410m0$Build-2</meta:generator>
    <meta:document-statistic meta:object-count="15"/>
  </office:meta>
</office:document-meta>
</file>